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ab0d0" officeooo:paragraph-rsid="000ab0d0"/>
    </style:style>
    <style:style style:name="P3" style:family="paragraph" style:parent-style-name="Standard">
      <style:text-properties officeooo:rsid="000c34ab" officeooo:paragraph-rsid="000c34ab"/>
    </style:style>
    <style:style style:name="P4" style:family="paragraph" style:parent-style-name="Standard">
      <style:text-properties officeooo:rsid="000daf9b" officeooo:paragraph-rsid="000daf9b"/>
    </style:style>
    <style:style style:name="P5" style:family="paragraph" style:parent-style-name="Standard">
      <style:text-properties officeooo:rsid="000f9676" officeooo:paragraph-rsid="000f9676"/>
    </style:style>
    <style:style style:name="P6" style:family="paragraph" style:parent-style-name="Standard">
      <style:text-properties officeooo:rsid="0010e95e" officeooo:paragraph-rsid="0010e95e"/>
    </style:style>
    <style:style style:name="P7" style:family="paragraph" style:parent-style-name="Text_20_body">
      <style:text-properties officeooo:rsid="000daf9b" officeooo:paragraph-rsid="000daf9b"/>
    </style:style>
    <style:style style:name="P8" style:family="paragraph" style:parent-style-name="Text_20_body">
      <style:text-properties officeooo:rsid="0010e95e" officeooo:paragraph-rsid="0010e95e"/>
    </style:style>
    <style:style style:name="P9" style:family="paragraph" style:parent-style-name="Text_20_body">
      <style:text-properties officeooo:rsid="0012d41e" officeooo:paragraph-rsid="0012d41e"/>
    </style:style>
    <style:style style:name="P10" style:family="paragraph" style:parent-style-name="Text_20_body">
      <style:text-properties fo:font-weight="bold" officeooo:rsid="0012d41e" officeooo:paragraph-rsid="0012d41e" style:font-weight-asian="bold" style:font-weight-complex="bold"/>
    </style:style>
    <style:style style:name="P11" style:family="paragraph" style:parent-style-name="Text_20_body">
      <style:text-properties fo:font-weight="normal" officeooo:rsid="0012eefb" officeooo:paragraph-rsid="0012eefb" style:font-weight-asian="normal" style:font-weight-complex="normal"/>
    </style:style>
    <style:style style:name="P12" style:family="paragraph" style:parent-style-name="Standard" style:list-style-name="L1">
      <style:text-properties officeooo:rsid="000f9676" officeooo:paragraph-rsid="000f9676"/>
    </style:style>
    <style:style style:name="P13" style:family="paragraph" style:parent-style-name="Text_20_body">
      <style:text-properties fo:font-weight="normal" officeooo:rsid="0012eefb" officeooo:paragraph-rsid="0012eefb" style:font-weight-asian="normal" style:font-weight-complex="normal"/>
    </style:style>
    <style:style style:name="P14" style:family="paragraph" style:parent-style-name="Text_20_body">
      <style:text-properties fo:font-weight="normal" officeooo:rsid="001485c3" officeooo:paragraph-rsid="001485c3" style:font-weight-asian="normal" style:font-weight-complex="normal"/>
    </style:style>
    <style:style style:name="P15" style:family="paragraph" style:parent-style-name="Text_20_body">
      <style:text-properties fo:font-weight="normal" officeooo:rsid="001808f5" officeooo:paragraph-rsid="001808f5" style:font-weight-asian="normal" style:font-weight-complex="normal"/>
    </style:style>
    <style:style style:name="P16" style:family="paragraph" style:parent-style-name="Text_20_body">
      <style:text-properties officeooo:rsid="001485c3" officeooo:paragraph-rsid="001485c3"/>
    </style:style>
    <style:style style:name="P17" style:family="paragraph" style:parent-style-name="Text_20_body" style:list-style-name="L2">
      <style:text-properties officeooo:rsid="001485c3" officeooo:paragraph-rsid="001485c3"/>
    </style:style>
    <style:style style:name="P18" style:family="paragraph" style:parent-style-name="Text_20_body" style:list-style-name="L2">
      <style:text-properties officeooo:rsid="00157994" officeooo:paragraph-rsid="00157994"/>
    </style:style>
    <style:style style:name="P19" style:family="paragraph" style:parent-style-name="Text_20_body" style:list-style-name="L2">
      <style:text-properties officeooo:rsid="00174228" officeooo:paragraph-rsid="00174228"/>
    </style:style>
    <style:style style:name="P20" style:family="paragraph" style:parent-style-name="Text_20_body" style:list-style-name="L2">
      <style:text-properties officeooo:rsid="00177a8f" officeooo:paragraph-rsid="00177a8f"/>
    </style:style>
    <style:style style:name="P21" style:family="paragraph" style:parent-style-name="Text_20_body">
      <style:text-properties officeooo:rsid="001808f5" officeooo:paragraph-rsid="001808f5"/>
    </style:style>
    <style:style style:name="T1" style:family="text">
      <style:text-properties officeooo:rsid="0012eefb"/>
    </style:style>
    <style:style style:name="T2" style:family="text">
      <style:text-properties officeooo:rsid="000daf9b"/>
    </style:style>
    <style:style style:name="T3" style:family="text">
      <style:text-properties officeooo:rsid="000f9676"/>
    </style:style>
    <style:style style:name="T4" style:family="text">
      <style:text-properties officeooo:rsid="0012d4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P <text:span text:style-name="T2">pour manipuler git et git flow</text:span></text:p>
      <text:h text:style-name="Heading_20_1" text:outline-level="1"><text:span text:style-name="T2">Création de l’arborescence</text:span> </text:h>
      <text:p text:style-name="P2">Créer une première page html pour reproduire la page du cv suivant : <text:a xlink:type="simple" xlink:href="https://www.ifaw.org/fr/hommes/employes/jason-bell" text:style-name="Internet_20_link" text:visited-style-name="Visited_20_Internet_20_Link">https://www.ifaw.org/fr/hommes/employes/jason-bell</text:a></text:p>
      <text:p text:style-name="P2"/>
      <text:p text:style-name="P2">Pour cela, créez un un répertoire cv_jason_bell dans lequel vous écrivez le fichier html suivant :</text:p>
      <text:p text:style-name="P2">&lt;!DOCTYPE html&gt;</text:p>
      <text:p text:style-name="P2">&lt;html lang="fr"&gt;</text:p>
      <text:p text:style-name="P2"/>
      <text:p text:style-name="P2">&lt;head&gt;</text:p>
      <text:p text:style-name="P2"><text:s text:c="2"/>&lt;meta charset="UTF-8"&gt;</text:p>
      <text:p text:style-name="P2"><text:s text:c="2"/>&lt;meta http-equiv="X-UA-Compatible" content="IE=edge"&gt;</text:p>
      <text:p text:style-name="P2"><text:s text:c="2"/>&lt;meta name="viewport" content="width=device-width, initial-scale=1.0"&gt;</text:p>
      <text:p text:style-name="P2"><text:s text:c="2"/>&lt;title&gt;CV&lt;/title&gt;</text:p>
      <text:p text:style-name="P2">&lt;/head&gt;</text:p>
      <text:p text:style-name="P2"/>
      <text:p text:style-name="P2">&lt;body&gt;</text:p>
      <text:p text:style-name="P2"><text:s text:c="2"/>&lt;header&gt;</text:p>
      <text:p text:style-name="P2"/>
      <text:p text:style-name="P2"><text:s text:c="4"/>&lt;img src="./images/JASON-BELL.jpg" alt=""&gt;</text:p>
      <text:p text:style-name="P2"><text:s text:c="4"/>&lt;h1&gt;Jason Bell &lt;br&gt;Vice-président exécutif, Stratégie, programmes et opérations sur le terrain&lt;/h1&gt;</text:p>
      <text:p text:style-name="P2"><text:s text:c="2"/>&lt;/header&gt;</text:p>
      <text:p text:style-name="P2"><text:s text:c="2"/>&lt;main&gt;</text:p>
      <text:p text:style-name="P2"><text:s text:c="4"/>&lt;section&gt;</text:p>
      <text:p text:style-name="P2"><text:s text:c="6"/>&lt;p&gt;Jason Bell a intégré IFAW en 1997 en tant que directeur du programme Éléphants. Quelques semaines après son</text:p>
      <text:p text:style-name="P2"><text:s text:c="8"/>entrée en fonction, il a assisté à une réunion au Zimbabwe qui a tout changé — pour lui et pour le monde entier.</text:p>
      <text:p text:style-name="P2"><text:s text:c="6"/>&lt;/p&gt;</text:p>
      <text:p text:style-name="P2"/>
      <text:p text:style-name="P2"><text:s text:c="6"/>&lt;p&gt;Au cours des 10 années précédentes, les braconniers avaient fait chuter les populations d’éléphants de moitié.</text:p>
      <text:p text:style-name="P2"><text:s text:c="8"/>Dans un ultime effort pour sauver l’espèce, plusieurs nations à travers le monde ont décidé d’interdire le</text:p>
      <text:p text:style-name="P2"><text:s text:c="8"/>marché de l’ivoire. En 1997, les populations de pachydermes commençaient tout doucement à se rétablir, et les</text:p>
      <text:p text:style-name="P2"><text:s text:c="8"/>gouvernements, qui avaient confisqué des tonnes d’ivoire, n’ont pu résister à l’envie d’en tirer des bénéfices</text:p>
      <text:p text:style-name="P2"><text:s text:c="8"/>juteux. Au terme de cette fameuse réunion, l’interdiction du commerce de l’ivoire a été levée.&lt;/p&gt;</text:p>
      <text:p text:style-name="P2"/>
      <text:p text:style-name="P2"><text:s text:c="6"/>&lt;p&gt;Zoologiste et écologiste qualifié, Jason a tout de suite compris que les braconniers sauteraient sur l’occasion</text:p>
      <text:p text:style-name="P2"><text:s text:c="8"/>pour vendre leurs marchandises dès la première journée de réouverture des marchés. Pour lui, il ne s’agissait</text:p>
      <text:p text:style-name="P2"><text:soft-page-break/><text:s text:c="8"/>pas que d’une mauvaise décision politique. Il en a fait une affaire personnelle. Jason a grandi en Afrique du</text:p>
      <text:p text:style-name="P2"><text:s text:c="8"/>Sud, et, avec sa famille, ils avaient l’habitude de se rendre aux points d’eau pour observer les troupeaux</text:p>
      <text:p text:style-name="P2"><text:s text:c="8"/>d’éléphants venus s’y abreuver.&lt;/p&gt;</text:p>
      <text:p text:style-name="P2"/>
      <text:p text:style-name="P2"><text:s text:c="6"/>&lt;p&gt;Il ne pouvait s’atteler seul au démantèlement du commerce de l’ivoire. Jason s’est donc mis en quête de</text:p>
      <text:p text:style-name="P2"><text:s text:c="8"/>partenaires. Sous sa houlette, IFAW a collaboré avec plusieurs organismes afin de sécuriser les habitats</text:p>
      <text:p text:style-name="P2"><text:s text:c="8"/>essentiels à la survie des éléphants dans le sud et l’est de l’Afrique, ainsi qu’en Inde et en Chine. Jason a</text:p>
      <text:p text:style-name="P2"><text:s text:c="8"/>reçu l’appui et l’assentiment d’innombrables communautés locales pour son projet de relocalisation d’éléphants :</text:p>
      <text:p text:style-name="P2"><text:s text:c="8"/>son équipe a notamment déplacé un troupeau de 83 pachydermes pour leur permettre d’échapper aux conflits</text:p>
      <text:p text:style-name="P2"><text:s text:c="8"/>violents et incessants qui les opposaient aux villageois dans la région de Phirilongwe, au Malawi. De concert</text:p>
      <text:p text:style-name="P2"><text:s text:c="8"/>avec des scientifiques à la renommée mondiale, Jason a convaincu le gouvernement d’Afrique du Sud de réviser son</text:p>
      <text:p text:style-name="P2"><text:s text:c="8"/>approche de gestion des populations d’éléphants, et d’aligner les lois nationales sur les avancées</text:p>
      <text:p text:style-name="P2"><text:s text:c="8"/>scientifiques.&lt;/p&gt;</text:p>
      <text:p text:style-name="P2"/>
      <text:p text:style-name="P2"><text:s text:c="6"/>&lt;/p&gt;Aujourd’hui, Jason est le vice-président exécutif, de la stratégie, des programmes et des opérations sur le</text:p>
      <text:p text:style-name="P2"><text:s text:c="6"/>terrain. Fort de plus de 20 ans d’expérience en tant que directeur régional pour l’Afrique australe, puis comme</text:p>
      <text:p text:style-name="P2"><text:s text:c="6"/>vice-président des opérations internationales et puis vice-président, conservation &amp; sauvetage animalier, Jason</text:p>
      <text:p text:style-name="P2"><text:s text:c="6"/>dirige les stratégies mondiales ainsi que les opérations sur le terrain dans plus de 40 pays.</text:p>
      <text:p text:style-name="P2"/>
      <text:p text:style-name="P2"><text:s text:c="6"/>Jason détient plusieurs diplômes de l’université de Pretoria.&lt;/p&gt;</text:p>
      <text:p text:style-name="P2"><text:s text:c="4"/>&lt;/section&gt;</text:p>
      <text:p text:style-name="P2"><text:s text:c="4"/>&lt;aside&gt;</text:p>
      <text:p text:style-name="P2"><text:s text:c="6"/>&lt;h2&gt;Contact presse :&lt;/h2&gt;</text:p>
      <text:p text:style-name="P2"><text:s text:c="6"/>Pour planifier une entrevue, contactez :</text:p>
      <text:p text:style-name="P2"><text:s text:c="6"/>press@ifaw.org</text:p>
      <text:p text:style-name="P2"><text:s text:c="4"/>&lt;/aside&gt;</text:p>
      <text:p text:style-name="P2"><text:s text:c="2"/>&lt;/main&gt;</text:p>
      <text:p text:style-name="P2"><text:s text:c="2"/>&lt;footer&gt;</text:p>
      <text:p text:style-name="P2"><text:s text:c="4"/>&lt;h2&gt;&lt;a href="."&gt;ifaw&lt;/a&gt;&lt;/h2&gt;</text:p>
      <text:p text:style-name="P2"><text:s text:c="2"/>&lt;/footer&gt;</text:p>
      <text:p text:style-name="P2">&lt;/body&gt;</text:p>
      <text:p text:style-name="P2"/>
      <text:p text:style-name="P2">&lt;/html&gt;</text:p>
      <text:h text:style-name="Heading_20_2" text:outline-level="2">Ajout d’une image</text:h>
      <text:p text:style-name="P2">Ajoutez l’image de Jason dans le sous répertoire <text:s/>cv_jason_bell/images</text:p>
      <text:p text:style-name="P2"/>
      <text:h text:style-name="Heading_20_2" text:outline-level="2"><text:soft-page-break/>Premières actions git</text:h>
      <text:p text:style-name="P7">Initialisez votre dépôt git local (cf https://coopernet.fr/formation/git)</text:p>
      <text:p text:style-name="P2">Ajoutez l’ensemble de l’arborescence dans la staging area puis dans le repository et enfin poussez le tout sur github.</text:p>
      <text:h text:style-name="Heading_20_1" text:outline-level="1">Github</text:h>
      <text:p text:style-name="P4">Créez votre repository github au nom de jason par exemple <text:s/>(cf <text:a xlink:type="simple" xlink:href="https://coopernet.fr/formation/git" text:style-name="Internet_20_link" text:visited-style-name="Visited_20_Internet_20_Link">https://coopernet.fr/formation/git</text:a>)</text:p>
      <text:p text:style-name="P4">« Poussez » votre code local dans votre nouveau repository sur github.</text:p>
      <text:p text:style-name="P4"/>
      <text:p text:style-name="P2"/>
      <text:h text:style-name="Heading_20_1" text:outline-level="1">Initialisez git flow</text:h>
      <text:p text:style-name="P7">Initialisez git flow avec la commande appropriée (cf https://coopernet.fr/formation/git)</text:p>
      <text:h text:style-name="Heading_20_2" text:outline-level="2"><text:span text:style-name="T2">Gestion de la première</text:span> modification</text:h>
      <text:h text:style-name="Heading_20_3" text:outline-level="3">Première<text:span text:style-name="T3">s</text:span> modification<text:span text:style-name="T3">s</text:span></text:h>
      <text:p text:style-name="P3">Ajoutez une ligne dans le head de votre fichier html pour appeler les css de boostrap 5 : </text:p>
      <text:p text:style-name="P3">&lt;link href="https://cdn.jsdelivr.net/npm/bootstrap@5.0.2/dist/css/bootstrap.min.css" rel="stylesheet" integrity="sha384-EVSTQN3/azprG1Anm3QDgpJLIm9Nao0Yz1ztcQTwFspd3yD65VohhpuuCOmLASjC" crossorigin="anonymous"&gt;</text:p>
      <text:p text:style-name="P3"/>
      <text:p text:style-name="P5">Modifier votre code de façon utiliser les classes de bootstrap : </text:p>
      <text:list xml:id="list3249819800" text:style-name="L1">
        <text:list-item>
          <text:p text:style-name="P12">img-fluid</text:p>
        </text:list-item>
        <text:list-item>
          <text:p text:style-name="P12">container</text:p>
        </text:list-item>
        <text:list-item>
          <text:p text:style-name="P12">row</text:p>
        </text:list-item>
        <text:list-item>
          <text:p text:style-name="P12">col-md-4</text:p>
        </text:list-item>
        <text:list-item>
          <text:p text:style-name="P12">col-md-8</text:p>
        </text:list-item>
      </text:list>
      <text:p text:style-name="P3"/>
      <text:h text:style-name="Heading_20_3" text:outline-level="3">Commit local puis envoi sur github</text:h>
      <text:p text:style-name="P3">Ajoutez les modifications à la staging area puis ajoutez au repository. « Poussez » sur github. Le cas échéant, utilisez git push --set-upstream origin develop pour que la branche local develop suive la branche develop sur le repository « origin » de github.</text:p>
      <text:p text:style-name="P3"/>
      <text:h text:style-name="Heading_20_2" text:outline-level="2">Gestion d’une « Feature » avec git flow</text:h>
      <text:p text:style-name="P8">Admettons que vous ayez envie d’essayer une fonctionnalité js qui permettra de montrer un texte qui donne l’impression que Jason écrit à la main. </text:p>
      <text:p text:style-name="P8">Vous ajoutez pour cela dans le <text:span text:style-name="T4">head du </text:span>html :</text:p>
      <text:p text:style-name="P8"><text:s/>&lt;link rel="stylesheet" href="./css/style.css"&gt;</text:p>
      <text:p text:style-name="P8"><text:s text:c="2"/>&lt;link rel="preconnect" href="https://fonts.googleapis.com"&gt;</text:p>
      <text:p text:style-name="P8"><text:soft-page-break/><text:s text:c="2"/>&lt;link rel="preconnect" href="https://fonts.gstatic.com" crossorigin&gt;</text:p>
      <text:p text:style-name="P8"><text:s text:c="2"/>&lt;link href="https://fonts.googleapis.com/css2?family=Caveat&amp;display=swap" rel="stylesheet"&gt;</text:p>
      <text:p text:style-name="P8"><text:s text:c="2"/>&lt;script src="./js/draw_text.js"&gt;&lt;/script&gt;</text:p>
      <text:p text:style-name="P8"/>
      <text:p text:style-name="P9">Puis en dessous de la balise de l’image :</text:p>
      <text:p text:style-name="P9">&lt;canvas id="canvas"&gt;&lt;/canvas&gt;</text:p>
      <text:p text:style-name="P9"/>
      <text:p text:style-name="P9">Enfin vous créer le fichier /js/draw_text.js :</text:p>
      <text:p text:style-name="P9">window.onload = function () {</text:p>
      <text:p text:style-name="P9"><text:s text:c="2"/>function draw() {</text:p>
      <text:p text:style-name="P9"><text:s text:c="4"/>let txt = "Je me bats pour la biodiversité.";</text:p>
      <text:p text:style-name="P9"><text:s text:c="4"/>var ctx = document.getElementById('canvas').getContext('2d');</text:p>
      <text:p text:style-name="P9"><text:s text:c="4"/>ctx.font = "1.8rem Caveat";</text:p>
      <text:p text:style-name="P9"><text:s text:c="4"/>let current_text = "";</text:p>
      <text:p text:style-name="P9"><text:s text:c="4"/>let timeout = 1;</text:p>
      <text:p text:style-name="P9"><text:s text:c="4"/>for (let letter of txt) {</text:p>
      <text:p text:style-name="P9"><text:s text:c="6"/>setTimeout(function () {</text:p>
      <text:p text:style-name="P9"><text:s text:c="8"/>current_text += letter;</text:p>
      <text:p text:style-name="P9"><text:s text:c="8"/>ctx.fillText(current_text, 0, 50);</text:p>
      <text:p text:style-name="P9"><text:s text:c="6"/>}, 100 * timeout);</text:p>
      <text:p text:style-name="P9"><text:s text:c="6"/>timeout++;</text:p>
      <text:p text:style-name="P9"><text:s text:c="4"/>}</text:p>
      <text:p text:style-name="P9"><text:s text:c="2"/>}</text:p>
      <text:p text:style-name="P9"><text:s text:c="2"/>draw();</text:p>
      <text:p text:style-name="P9">}</text:p>
      <text:p text:style-name="P9"/>
      <text:p text:style-name="P9">Comme vous n’êtes pas sûr de vouloir garder cette fonctionnalité, vous créez une nouvelle branche :</text:p>
      <text:p text:style-name="P10">git flow feature start text_js</text:p>
      <text:p text:style-name="P9"/>
      <text:p text:style-name="P9">Puis vous ajoutez à la « staging area » le fichier html et le répertoire js.</text:p>
      <text:p text:style-name="P9">Vous « committez ».</text:p>
      <text:p text:style-name="P9"><text:soft-page-break/></text:p>
      <text:p text:style-name="P9">Finalement, vous décidez de garder cette fonctionnalité et vous décidez donc de faire un « merge » de la branche feature/text_js vers la branche develop :</text:p>
      <text:p text:style-name="P10">git flow feature finish text_js</text:p>
      <text:p text:style-name="P11">Vous devriez obtenir une réponse de ce type :</text:p>
      <text:p text:style-name="P11">Branches 'develop' and 'origin/develop' have diverged.</text:p>
      <text:p text:style-name="P11">And local branch 'develop' is ahead of 'origin/develop'.</text:p>
      <text:p text:style-name="P11">Basculement sur la branche 'develop'</text:p>
      <text:p text:style-name="P11">Votre branche est en avance sur 'origin/develop' de 1 commit.</text:p>
      <text:p text:style-name="P11"><text:s text:c="2"/>(utilisez "git push" pour publier vos commits locaux)</text:p>
      <text:p text:style-name="P11">Mise à jour c2c7cb8..ac76336</text:p>
      <text:p text:style-name="P11">Fast-forward</text:p>
      <text:p text:style-name="P11"><text:s/>index.html <text:s text:c="5"/>| <text:s/>8 ++++++++</text:p>
      <text:p text:style-name="P11"><text:s/>js/draw_text.js | 19 +++++++++++++++++++</text:p>
      <text:p text:style-name="P11"><text:s/>2 files changed, 27 insertions(+)</text:p>
      <text:p text:style-name="P11"><text:s/>create mode 100644 js/draw_text.js</text:p>
      <text:p text:style-name="P11">To github.com:yvandouenel/tpgit01.git</text:p>
      <text:p text:style-name="P11"><text:s/>- [deleted] <text:s text:c="8"/>feature/text_js</text:p>
      <text:p text:style-name="P11">Branche feature/text_js supprimée (précédemment ac76336).</text:p>
      <text:p text:style-name="P11"/>
      <text:p text:style-name="P11">Summary of actions:</text:p>
      <text:p text:style-name="P11">- The feature branch 'feature/text_js' was merged into 'develop'</text:p>
      <text:p text:style-name="P11">- Feature branch 'feature/text_js' has been locally deleted; it has been remotely deleted from 'origin'</text:p>
      <text:p text:style-name="P11">- You are now on branch 'develop'</text:p>
      <text:p text:style-name="P11"/>
      <text:p text:style-name="P14">Enfin vous « poussez » le fruit de votre travail sur la branche develop distante de github.</text:p>
      <text:h text:style-name="Heading_20_2" text:outline-level="2">Release avec git flow</text:h>
      <text:p text:style-name="P21">Une fois que vous avez fusionné la branche de feature avec la branche develop, vous décidez qu’il est temps de créer une première release qui aboutira à une fusion entre la branche develop et la branche main.</text:p>
      <text:p text:style-name="P21"><text:soft-page-break/>A l’aide du support de cours (<text:a xlink:type="simple" xlink:href="https://coopernet.fr/formation/git#release" text:style-name="Internet_20_link" text:visited-style-name="Visited_20_Internet_20_Link">https://coopernet.fr/formation/git#release</text:a>), réalisez cette première release.</text:p>
      <text:p text:style-name="P15"/>
      <text:p text:style-name="P11"/>
      <text:h text:style-name="Heading_20_1" text:outline-level="1">Utilisation de github.com</text:h>
      <text:p text:style-name="P16">Maintenant que vous avez une arborescence avec plusieurs branches sur vos « repositories » local et distant, on peut regarder quelques fonctionnalités offertes par le site github.com</text:p>
      <text:list xml:id="list787644062" text:style-name="L2">
        <text:list-item>
          <text:p text:style-name="P17">se rendre sur votre repository (du type https://github.com/yvandouenel/tpgit01) et voir comment on navigue à entre les branches et l’arborescence</text:p>
        </text:list-item>
        <text:list-item>
          <text:p text:style-name="P18">se rendre sur la visualisation d’un fichier et repérer le lien « History » et voir comment on peut accéder au fichier en question lors des commits successifs.</text:p>
        </text:list-item>
        <text:list-item>
          <text:p text:style-name="P19">Cliquer sur le bouton &lt;&gt; « Browse the repository at this point in the history » pour vérifier que l’on peut retourner à l’état du code correspondant au premier commit.</text:p>
        </text:list-item>
        <text:list-item>
          <text:p text:style-name="P20">Utiliser le lien </text:p>
        </text:list-item>
        <text:list-item>
          <text:p text:style-name="P17">utiliser la fonction de comparaison en ajoutant dans l’url /compare. Ex : <text:a xlink:type="simple" xlink:href="https://github.com/yvandouenel/tpgit01/compare" text:style-name="Internet_20_link" text:visited-style-name="Visited_20_Internet_20_Link">https://github.com/yvandouenel/tpgit01/compare</text:a></text:p>
          <text:p text:style-name="P19">Regarder comment comparer le code entre la branche main et develop par exemple</text:p>
        </text:list-item>
      </text:list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2e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6</text:page-number></text:span><text:s/>/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7T15:22:43.670404592</meta:creation-date>
    <dc:date>2022-03-08T11:45:37.578189892</dc:date>
    <meta:editing-duration>PT2H8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6" meta:paragraph-count="147" meta:word-count="1215" meta:character-count="8756" meta:non-whitespace-character-count="7318"/>
  </office:meta>
</office:document-meta>
</file>